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)" style:num-format="i" text:start-value="500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)" style:num-format="i" text:start-value="500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/>
    </style:style>
    <style:style style:name="P2" style:parent-style-name="Textbodyindent" style:family="paragraph">
      <style:paragraph-properties fo:text-indent="0.3937in"/>
    </style:style>
    <style:style style:name="T3" style:parent-style-name="Fonteparág.padrão" style:family="text">
      <style:text-properties style:font-name="Times New Roman" fo:font-size="12pt" style:font-size-asian="12pt"/>
    </style:style>
    <style:style style:name="T4" style:parent-style-name="Fonteparág.padrão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5" style:parent-style-name="Fonteparág.padrão" style:family="text">
      <style:text-properties style:font-name="Times New Roman" fo:font-size="12pt" style:font-size-asian="12pt"/>
    </style:style>
    <style:style style:name="P6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" style:parent-style-name="Standard" style:family="paragraph">
      <style:paragraph-properties fo:text-align="justify" fo:text-indent="0.3937in"/>
    </style:style>
    <style:style style:name="P8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9" style:parent-style-name="Standard" style:family="paragraph">
      <style:paragraph-properties fo:text-align="justify" fo:text-indent="0.3937in"/>
    </style:style>
    <style:style style:name="P10" style:parent-style-name="Standard" style:family="paragraph">
      <style:paragraph-properties fo:text-align="justify" fo:text-indent="0.3937in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 fo:text-indent="0.3937in"/>
    </style:style>
    <style:style style:name="T1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justify" fo:text-indent="0.3937in"/>
    </style:style>
    <style:style style:name="P17" style:parent-style-name="Standard" style:family="paragraph">
      <style:paragraph-properties fo:text-align="justify" fo:text-indent="0.3937in"/>
    </style:style>
    <style:style style:name="P18" style:parent-style-name="Standard" style:family="paragraph">
      <style:paragraph-properties fo:text-align="justify" fo:text-indent="0.3937in"/>
    </style:style>
    <style:style style:name="P19" style:parent-style-name="Standard" style:family="paragraph">
      <style:paragraph-properties fo:text-align="justify" fo:text-indent="0.3937in"/>
    </style:style>
    <style:style style:name="P20" style:parent-style-name="Standard" style:family="paragraph">
      <style:paragraph-properties fo:text-align="justify" fo:text-indent="0.3937in"/>
    </style:style>
    <style:style style:name="P21" style:parent-style-name="Standard" style:family="paragraph">
      <style:paragraph-properties fo:text-align="justify" fo:text-indent="0.3937in"/>
    </style:style>
    <style:style style:name="P22" style:parent-style-name="Standard" style:family="paragraph">
      <style:paragraph-properties fo:text-align="justify" fo:text-indent="0.3937in"/>
    </style:style>
    <style:style style:name="P23" style:parent-style-name="Standard" style:family="paragraph">
      <style:paragraph-properties fo:text-align="justify" fo:text-indent="0.3937in"/>
    </style:style>
    <style:style style:name="P24" style:parent-style-name="Standard" style:family="paragraph">
      <style:paragraph-properties fo:text-align="justify" fo:text-indent="0.3937in"/>
    </style:style>
    <style:style style:name="P25" style:parent-style-name="Standard" style:family="paragraph">
      <style:paragraph-properties fo:text-align="justify" fo:text-indent="0.3937in"/>
    </style:style>
    <style:style style:name="P26" style:parent-style-name="Standard" style:family="paragraph">
      <style:paragraph-properties fo:text-align="justify"/>
      <style:text-properties fo:font-weight="bold" style:font-weight-asian="bold"/>
    </style:style>
    <style:style style:name="P27" style:parent-style-name="Standard" style:family="paragraph">
      <style:paragraph-properties fo:text-align="justify"/>
      <style:text-properties fo:font-weight="bold" style:font-weight-asian="bold"/>
    </style:style>
    <style:style style:name="P28" style:parent-style-name="Standard" style:family="paragraph">
      <style:paragraph-properties fo:text-align="justify" fo:text-indent="0.3937in"/>
    </style:style>
    <style:style style:name="P29" style:parent-style-name="Standard" style:family="paragraph">
      <style:paragraph-properties fo:text-align="justify" fo:text-indent="0.3937in"/>
    </style:style>
    <style:style style:name="P30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31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32" style:parent-style-name="Standard" style:family="paragraph">
      <style:paragraph-properties fo:text-align="justify" fo:text-indent="0.3937in"/>
    </style:style>
    <style:style style:name="P33" style:parent-style-name="Standard" style:family="paragraph">
      <style:paragraph-properties fo:text-align="justify"/>
      <style:text-properties fo:font-weight="bold" style:font-weight-asian="bold"/>
    </style:style>
    <style:style style:name="P34" style:parent-style-name="Standard" style:family="paragraph">
      <style:paragraph-properties fo:text-align="justify" fo:text-indent="0.3937in"/>
    </style:style>
    <style:style style:name="P35" style:parent-style-name="Standard" style:family="paragraph">
      <style:paragraph-properties fo:text-align="justify" fo:text-indent="0.3937in"/>
    </style:style>
    <style:style style:name="P36" style:parent-style-name="Standard" style:family="paragraph">
      <style:paragraph-properties fo:text-align="justify" fo:text-indent="0.3937in"/>
    </style:style>
    <style:style style:name="P37" style:parent-style-name="Standard" style:family="paragraph">
      <style:paragraph-properties fo:text-align="justify" fo:text-indent="0.3937in"/>
    </style:style>
    <style:style style:name="P38" style:parent-style-name="Standard" style:family="paragraph">
      <style:paragraph-properties fo:text-align="justify" fo:text-indent="0.3937in"/>
    </style:style>
    <style:style style:name="P39" style:parent-style-name="Standard" style:list-style-name="LFO1" style:family="paragraph">
      <style:paragraph-properties fo:text-align="justify" fo:text-indent="0.3937in"/>
    </style:style>
    <style:style style:name="P40" style:parent-style-name="Standard" style:family="paragraph">
      <style:paragraph-properties fo:text-align="justify" fo:text-indent="0.3937in"/>
    </style:style>
    <style:style style:name="P41" style:parent-style-name="Standard" style:family="paragraph">
      <style:paragraph-properties fo:text-align="justify" fo:text-indent="0.3937in"/>
    </style:style>
    <style:style style:name="P42" style:parent-style-name="Standard" style:family="paragraph">
      <style:paragraph-properties fo:text-align="justify" fo:text-indent="0.3937in"/>
    </style:style>
    <style:style style:name="P43" style:parent-style-name="Standard" style:family="paragraph">
      <style:paragraph-properties fo:text-align="justify" fo:text-indent="0.3937in"/>
    </style:style>
    <style:style style:name="P44" style:parent-style-name="Standard" style:family="paragraph">
      <style:paragraph-properties fo:text-align="justify" fo:text-indent="0.3937in"/>
    </style:style>
    <style:style style:name="P45" style:parent-style-name="Standard" style:family="paragraph">
      <style:paragraph-properties fo:text-align="justify" fo:text-indent="0.3937in"/>
    </style:style>
    <style:style style:name="P46" style:parent-style-name="Standard" style:family="paragraph">
      <style:paragraph-properties fo:text-align="justify" fo:text-indent="0.3937in"/>
    </style:style>
    <style:style style:name="P47" style:parent-style-name="Standard" style:family="paragraph">
      <style:paragraph-properties fo:text-align="justify" fo:text-indent="0.3937in"/>
    </style:style>
    <style:style style:name="P48" style:parent-style-name="Standard" style:family="paragraph">
      <style:paragraph-properties fo:text-align="justify" fo:text-indent="0.3937in"/>
    </style:style>
    <style:style style:name="P49" style:parent-style-name="Standard" style:family="paragraph">
      <style:paragraph-properties fo:text-align="justify" fo:text-indent="0.3937in"/>
    </style:style>
    <style:style style:name="P50" style:parent-style-name="Standard" style:family="paragraph">
      <style:paragraph-properties fo:text-align="justify"/>
    </style:style>
    <style:style style:name="T51" style:parent-style-name="Fonteparág.padrão" style:family="text">
      <style:text-properties fo:font-weight="bold" style:font-weight-asian="bold"/>
    </style:style>
    <style:style style:name="P52" style:parent-style-name="Textbody" style:family="paragraph">
      <style:paragraph-properties fo:text-indent="0.3937in"/>
    </style:style>
    <style:style style:name="T5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text-align="justify" fo:text-indent="0.3937in"/>
    </style:style>
    <style:style style:name="T57" style:parent-style-name="Fonteparág.padrão" style:family="text">
      <style:text-properties style:text-position="super 66.6%"/>
    </style:style>
    <style:style style:name="P58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59" style:parent-style-name="Textbody" style:family="paragraph">
      <style:paragraph-properties fo:text-indent="0.3937in"/>
    </style:style>
    <style:style style:name="P60" style:parent-style-name="Textbody" style:list-style-name="LFO2" style:family="paragraph">
      <style:paragraph-properties fo:text-align="justify" fo:text-indent="0.3937in"/>
    </style:style>
    <style:style style:name="P61" style:parent-style-name="Textbody" style:family="paragraph">
      <style:paragraph-properties fo:text-align="justify" fo:text-indent="0.3937in"/>
    </style:style>
    <style:style style:name="P62" style:parent-style-name="Standard" style:family="paragraph">
      <style:paragraph-properties fo:break-before="page" fo:text-align="justify"/>
    </style:style>
    <style:style style:name="T63" style:parent-style-name="Fonteparág.padrão" style:family="text">
      <style:text-properties fo:font-weight="bold" style:font-weight-asian="bold"/>
    </style:style>
    <style:style style:name="P64" style:parent-style-name="Textbodyindent" style:family="paragraph">
      <style:paragraph-properties fo:text-indent="0.3937in"/>
    </style:style>
    <style:style style:name="T65" style:parent-style-name="Fonteparág.padrão" style:family="text">
      <style:text-properties style:font-name="Times New Roman" fo:font-size="12pt" style:font-size-asian="12pt"/>
    </style:style>
    <style:style style:name="T66" style:parent-style-name="Fonteparág.padrão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67" style:parent-style-name="Fonteparág.padrão" style:family="text">
      <style:text-properties style:font-name="Times New Roman" fo:font-size="12pt" style:font-size-asian="12pt"/>
    </style:style>
    <style:style style:name="T68" style:parent-style-name="Fonteparág.padrão" style:family="text">
      <style:text-properties style:font-name="Times New Roman" fo:font-size="12pt" style:font-size-asian="12pt"/>
    </style:style>
    <style:style style:name="T69" style:parent-style-name="Fonteparág.padrão" style:family="text">
      <style:text-properties style:font-name="Times New Roman" fo:font-size="12pt" style:font-size-asian="12pt"/>
    </style:style>
    <style:style style:name="P70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1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2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3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4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5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6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77" style:parent-style-name="Textbodyindent" style:family="paragraph">
      <style:paragraph-properties fo:text-indent="0.3937in"/>
    </style:style>
    <style:style style:name="T78" style:parent-style-name="Fonteparág.padrão" style:family="text">
      <style:text-properties style:font-name="Times New Roman" fo:font-size="12pt" style:font-size-asian="12pt"/>
    </style:style>
    <style:style style:name="T79" style:parent-style-name="Fonteparág.padrão" style:family="text">
      <style:text-properties style:font-name="Times New Roman" fo:font-size="12pt" style:font-size-asian="12pt"/>
    </style:style>
  </office:automatic-styles>
  <office:body>
    <office:text text:use-soft-page-breaks="true">
      <text:p text:style-name="P1">Mini-Mundo 1:</text:p>
      <text:p text:style-name="P2"><text:span text:style-name="T3">Uma loja de venda de Eletrodomésticos quer automatizar o seu<text:s/></text:span><text:span text:style-name="T4">controle de compra e troca de aparelhos</text:span><text:span text:style-name="T5"><text:s/>por parte de seus clientes. Todo aparelho vendido possui garantia de 1 ano, a partir da data de venda. Isto significa que qualquer troca só poderá ser realizada dentro deste período, mesmo que já tenha havido várias trocas em função desta compra.</text:span></text:p>
      <text:p text:style-name="P6">No termo<text:s/>de garantia é anotado a data da compra, marca, modelo e número de série do aparelho vendido juntamente com o nome e endereço do cliente que o comprou. A cada troca de aparelho, relativo a primeira compra, é verificado se ainda está no prazo de garantia, e<text:s/>é registrado o cliente que realizou a troca. Qualquer cliente pode realizar uma troca, mesmo que não tenha sido o comprador. Os aparelhos defeituosos são devolvidos para a fábrica e não mais retornam para a loja. A loja quer saber:</text:p>
      <text:p text:style-name="P7">a) <text:s/>Relação de aparelhos disponíveis na loja</text:p>
      <text:p text:style-name="P8">b) Relação de aparelhos que apresentaram defeitos contendo quem realizou a troca, a data e o defeito apresentado</text:p>
      <text:p text:style-name="P9">c) <text:s/>Relação de clientes cujas compras nunca apresentaram defeito</text:p>
      <text:p text:style-name="P10"/>
      <text:p text:style-name="P11">Mini-Mundo 2:</text:p>
      <text:p text:style-name="P12">Uma firma que utiliza equipamentos de informática necessita de um sistema que<text:s/><text:span text:style-name="T13">gerencie a sua rede de microcomputadores</text:span><text:s/>(ponto-a-ponto, não existe servidor da rede),<text:s/><text:span text:style-name="T14">controlando usuários, máquinas e impressoras</text:span>. A rede é composta de servidores de impressão, estações e impressoras. O sistema também irá<text:s/><text:span text:style-name="T15">controlar a partir de qual estação o usuário está conectado a rede, e os seus arquivos enviados para impressão</text:span>.</text:p>
      <text:p text:style-name="P16">Para todos os micros deseja-se cadastrar: código do patrimônio, descrição, capacidade do disco rígido, quantidade de memória e, sendo uma<text:s/>estação a sua localização, sendo um servidor o tamanho máximo do buffer e a quantidade máxima de buffers de impressão e que ele suporta, e as impressoras ligadas a ele (no máximo 3), caso existam. Para impressoras deseja-se cadastrar: código do patrimônio,<text:s/>descrição, velocidade (CPS) e, consequentemente, o servidor a que está ligada. Nesta firma todas as impressoras estão ligadas a algum servidor, não sendo compartilhada por mais de um servidor.</text:p>
      <text:p text:style-name="P17">Para controlar os usuários, o sistema só precisa do nome de guerra e senha de cada um. Como os usuários não possuem máquina fixa, a sua conexão à rede pode ocorrer a partir de qualquer estação. Tendo o usuário uma conexão ativa, o sistema não permitirá que ele se conecte a partir de outra estação. Há interesse em controlar apenas as conexões ativas (as conexões desfeitas são irrelevantes).</text:p>
      <text:p text:style-name="P18">No caso de impressão, o sistema deverá saber qual o arquivo, de quem ele é, e em qual impressora será impresso (atenção: somente usuários com conexão ativa e que possuem condição de<text:s/>enviar arquivos para impressão). É o usuário que escolhe a impressora onde ele quer que o seu arquivo seja impresso. Nada impede que usuários diferentes enviem arquivos de mesmo nome para impressão, porém (nesta firma) para o mesmo usuário isso não e possível, mesmo em impressoras diferentes. Neste caso o sistema permite alterar o número de cópias a serem impressas. Só deve ser mantido registro dos arquivos que ainda estão na fila de impressão.</text:p>
      <text:p text:style-name="P19">O sistema deverá listar, para cada impressora, os arquivos que<text:s/>estão aguardando impressão, com o respectivo usuário que a enviou, mesmo que o usuário não esteja mais ativo na rede. Sempre que solicitado o sistema exibirá, para cada estação, o seu código e, caso exista, o nome do usuário conectado, a data e hora início desta conexão e, se houver, nome e quantidade de cópias dos arquivos que ele enviou e que ainda estão aguardando impressão.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Mini-Mundo 3</text:p>
      <text:p text:style-name="P28">Um Vídeo Clube deseja controlar o empréstimo de fitas a seus sócios. Atualmente o controle de empréstimo é feito utilizando dois conjuntos de fichas: o das informações dos sócios e o das informações das cópias, no qual se controla também os empréstimos. Nas fichas dos sócios constam as seguintes informações: número de inscrição, nome, endereço e telefone. Nas fichas das cópias estão registrados: código de identificação da fita, título do filme, duração, ano, gênero, nome do diretor e de 2 (dois) dos artistas principais, data de aquisição e o estado da fita (bom ou ruim), além de uma lista de empréstimos com número<text:s/>de inscrição do sócio, data do empréstimo, data da devolução e valor pago. Estes dois últimos são preenchidos quando a cópia é devolvida.</text:p>
      <text:p text:style-name="P29">Nesta locadora existem vários filmes com várias cópias, e cada cópia recebe uma etiqueta com um código, por exemplo: 5.315 (como se fosse o número do CONCINE, único para cada cópia original).</text:p>
      <text:p text:style-name="P30">Um empréstimo é valido por 72 horas no máximo e possui preço fixo. A locadora pretende colocar terminais de consulta em sua loja, possibilitando seus sócios a escolha de filmes a<text:s/>partir do gênero, diretor ou dos artistas prediletos. Não é aceita reserva e todos os pagamentos são feitos no momento da devolução. Se o sócio atrasar a devolução deverá pagar multa.</text:p>
      <text:p text:style-name="P31">A gerência deseja que o sistema forneça um relatório de todos os filmes<text:s/>que possui, informando a quantidade de cópias por filme, além de relatórios de filmes por gênero, diretor e artista. Ela deseja também uma lista das cópias em mal estado e outra de sócios inadimplentes. Existe interesse em manter um controle sobre diretores e artistas com nome, país de origem e data de nascimento de cada um.</text:p>
      <text:p text:style-name="P32"/>
      <text:p text:style-name="P33">Mini-Mundo 4:</text:p>
      <text:p text:style-name="P34">O SUS está interessado em controlar os pacientes internados, e seus atendimentos, nos seus hospitais. Quando uma pessoa credenciada junto ao SUS passa mal, ela se dirige<text:s/>a um dos hospitais e se consulta com algum médico. Dependendo da gravidade o(s) médico(s) pode(m) decidir pela internação. Os pacientes, pessoas credenciadas que foram internadas, podem receber atendimento de vários médicos e enfermeiras durante o período<text:s/>de internação. Não há interesse em controlar as pessoas que não foram internadas, nem as consultas antes da internação.</text:p>
      <text:p text:style-name="P35">Cada empregado do SUS (médico ou enfermeira) só pode estar vinculado a no máximo 3 hospitais. Não se admite um empregado com mais de um<text:s/>vínculo no mesmo hospital. Não há interesse em controlar as datas em que ocorreram os atendimentos. Há necessidade de se conseguir as seguintes informações:</text:p>
      <text:p text:style-name="P36">a) Relação dos pacientes (nome, código do seguro social, idade) internados num hospital juntamente<text:s/>com os nomes e números dos médicos responsáveis por cada internação, e o período de internação.</text:p>
      <text:p text:style-name="P37">b) Relação dos médicos e enfermeiras (nome, matricula) que trabalham determinado hospital.</text:p>
      <text:p text:style-name="P38">c) Relação dos médicos (nome, matrícula, especialidade) e enfermeiras (nome, matrícula, cargo) que deram atendimento a um paciente durante uma internação.</text:p>
      <text:list text:style-name="LFO1" text:continue-numbering="true">
        <text:list-item>
          <text:list>
            <text:list-item>
              <text:p text:style-name="P39">Relação dos hospitais (nome, código e endereço) que um médico ou enfermeira mantém vínculo.</text:p>
            </text:list-item>
          </text:list>
        </text:list-item>
      </text:list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<text:span text:style-name="T51">Mini-Mundo 5</text:span>:</text:p>
      <text:p text:style-name="P52">A administradora de Imóveis "IMOR Tal" é uma empresa<text:s/>que cuida, principalmente,<text:s/><text:span text:style-name="T53">da compra e venda de imóveis residenciais e comerciais</text:span><text:s/>no Grande Rio, dentre outras atividades. O atendimento atualmente e demorado e, muitas vezes, incompleto devido a demora no manuseio de muitas fichas, acarretando a perda de<text:s/>muitas oportunidades de negócio. Todos os imóveis são comprados pela imobiliária para, então, serem colocados a venda. A direção da empresa definiu como prioridade automatizar o<text:s/><text:span text:style-name="T54">processo de comercialização</text:span><text:s/>(compra e venda)<text:s/><text:span text:style-name="T55">dos imóveis</text:span>, envolvendo seus proprietários (novos e antigos). A imobiliária considera "proprietário" toda pessoa que participou de um processo de comercialização (compra ou venda) no papel de dono (antigo ou novo). Entre outras informações, o sistema deverá ser capaz de controlar os imóveis comprados, vendidos e os de seu “interesse”(não foram comercializados), e emitir:</text:p>
      <text:p text:style-name="P56">a) <text:s/>Relação de todos os imóveis disponíveis para venda, contendo para cada um: Endereço, Bairro, Área (m<text:span text:style-name="T57">2</text:span>), descrição, Proprietário antigo (o atual é a administradora) e o<text:s/>Preço Mínimo para venda</text:p>
      <text:p text:style-name="P58">b) <text:s/>Relação de todos os imóveis vendidos, por bairro, contendo para cada um: Bairro, Proprietário antigo, Proprietário novo, Preço de venda (ao proprietário novo) e o Preço de compra (pela imobiliária)</text:p>
      <text:p text:style-name="P59">c) <text:s/>Relação dos proprietários<text:s/>que compraram mais de um imóvel na imobiliária (nome, CPF, endereço, telefone)</text:p>
      <text:list text:style-name="LFO2" text:continue-numbering="true">
        <text:list-item>
          <text:list>
            <text:list-item>
              <text:p text:style-name="P60">Relação dos proprietários que venderam mais de um imóvel para a imobiliária (nome, telefone)</text:p>
            </text:list-item>
          </text:list>
        </text:list-item>
      </text:list>
      <text:p text:style-name="P61"/>
      <text:soft-page-break/>
      <text:p text:style-name="P62"><text:span text:style-name="T63">Mini-Mundo 6:</text:span><text:s/>(discutir: habilitação e tipo)</text:p>
      <text:p text:style-name="P64"><text:span text:style-name="T65">Uma fábrica de roupas exclusivas (cada modelo, único, e projetado por estilistas famosos) deseja um sistema para<text:s/></text:span><text:span text:style-name="T66">controlar sua produção</text:span><text:span text:style-name="T67">. A fábrica conta atualmente com 1230 funcionários sendo que a maior parte dos mesmos são</text:span><text:span text:style-name="T68"><text:s/>costureiras trabalhando na atividade fim. A fabrica possui aproximadamente 600 máquinas de costura de diversos tipos (overlock, zig-zag, costura reta, etc.)de diversos fabricantes. Para ingressar como costureira, a funcionária é avaliada para determinar e</text:span><text:span text:style-name="T69">m que tipo de máquina ela possui habilitação. Cada máquina pode realizar um ou mais tipos de costura.</text:span></text:p>
      <text:p text:style-name="P70">Cada peça de roupa é produzida integralmente por uma costureira em uma máquina, sendo que neste período nem a costureira, nem a máquina podem ser alocados<text:s/>para outra coisa.</text:p>
      <text:p text:style-name="P71">A remuneração das costureiras e mensal baseado em uma alíquota fixa (15%) sobre o preço de venda de cada peça. Nenhuma costureira pode receber menos que um determinado valor mínimo que é negociado no momento da contratação de cada uma. As costureiras são divididas em supervisões, cada uma possuindo uma supervisora que é a responsável pela qualidade do que é produzido, e pela monitoração das máquinas que estão em conserto. A maquina só vai para conserto após o término da produção da peça.<text:s/>A supervisora da costureira que estava produzindo nesta máquina se torna a responsável pela monitoração de seu conserto.</text:p>
      <text:p text:style-name="P72">A fábrica necessita das seguintes informações:</text:p>
      <text:p text:style-name="P73">a) Relatório de peças produzidas por uma costureira num determinado período, no seguinte<text:s/>formato: modelo da peça, descrição do modelo, data e hora de início e término da fabricarão, código da máquina de costura, localização da máquina e o fabricante.</text:p>
      <text:p text:style-name="P74">b) Relatório das costureiras sem produção no período (matrícula da costureira, nome, Valor Mínimo Negociado).</text:p>
      <text:p text:style-name="P75">c) Relação das máquinas disponíveis, informando para cada uma o seu fabricante e o(s) tipo(s) de costura que possui.</text:p>
      <text:p text:style-name="P76">d) Quais costureiras estão disponíveis e habilitadas a trabalhar em um tipo de máquina no momento?</text:p>
      <text:p text:style-name="P77"><text:span text:style-name="T78">e) Relação das máquinas</text:span><text:span text:style-name="T79"><text:s/>que estiveram mais de 10 vezes em conserto, contendo: código da máquina e para cada conserto, matrícula e nome da supervisora responsável, data início e término do conser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text-align="justify" fo:text-indent="0.4916in"/>
      <style:text-properties style:font-name="Arial" fo:font-size="11pt" style:font-size-asian="11pt" style:language-asian="pt" style:country-asian="BR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)" style:num-format="i" text:start-value="500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)" style:num-format="i" text:start-value="500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bio Duncan</meta:initial-creator>
    <dc:creator>Wilian Corrêa</dc:creator>
    <meta:creation-date>2010-12-17T18:18:00Z</meta:creation-date>
    <dc:date>2012-02-12T12:04:00Z</dc:date>
    <meta:template xlink:href="Normal.dotm" xlink:type="simple"/>
    <meta:editing-cycles>1</meta:editing-cycles>
    <meta:editing-duration>PT1980S</meta:editing-duration>
    <meta:document-statistic meta:page-count="4" meta:paragraph-count="20" meta:word-count="1633" meta:character-count="10435" meta:row-count="73" meta:non-whitespace-character-count="8822"/>
  </office:meta>
</office:document-meta>
</file>